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206538B5CF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svg:stroke-opacity="100%" draw:fill="none" loext:fill-use-slide-background="false" draw:textarea-horizontal-align="justify" draw:textarea-vertical-align="middle" draw:auto-grow-height="false" fo:min-height="0.835cm" fo:min-width="1.1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17cm" fo:min-width="1.651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171cm" fo:min-width="2.253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4.614cm" svg:height="12.016cm" svg:x="-0.166cm" svg:y="-0.1cm">
            <draw:image xlink:href="Pictures/100000000000027600000206538B5CF7.png" xlink:type="simple" xlink:show="embed" xlink:actuate="onLoad" draw:mime-type="image/png">
              <text:p/>
            </draw:image>
          </draw:frame>
          <draw:custom-shape draw:style-name="gr3" draw:text-style-name="P2" draw:layer="layout" svg:width="1.75cm" svg:height="1.165cm" svg:x="0.75cm" svg:y="1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31cm" svg:height="0.5cm" svg:x="3.185cm" svg:y="1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2.833cm" svg:height="0.501cm" svg:x="3.083cm" svg:y="2.2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4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4:09:18.719122616</dc:date>
    <meta:editing-duration>PT19M32S</meta:editing-duration>
    <meta:editing-cycles>3</meta:editing-cycles>
    <meta:generator>LibreOffice/24.2.7.2$Linux_X86_64 LibreOffice_project/420$Build-2</meta:generator>
    <meta:document-statistic meta:object-count="5"/>
  </office:meta>
</office:document-meta>
</file>